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F0000008459D928839687BACE.png" manifest:media-type="image/png"/>
  <manifest:file-entry manifest:full-path="Pictures/10000001000001C20000012C647EF0859287679E.png" manifest:media-type="image/png"/>
  <manifest:file-entry manifest:full-path="Pictures/10000001000002DF000001127A688F488684857E.png" manifest:media-type="image/png"/>
  <manifest:file-entry manifest:full-path="Pictures/10000001000002CF000001C5E5E721ED2E52F7BF.png" manifest:media-type="image/png"/>
  <manifest:file-entry manifest:full-path="Pictures/10000001000001D000000014E0B71887532B9AB2.png" manifest:media-type="image/png"/>
  <manifest:file-entry manifest:full-path="Pictures/10000001000001EB00000095E6EDE40937A9F24F.png" manifest:media-type="image/png"/>
  <manifest:file-entry manifest:full-path="Pictures/10000001000001F800000100C101C0C8DE7D4FE3.png" manifest:media-type="image/png"/>
  <manifest:file-entry manifest:full-path="Pictures/1000000100000282000000276664ADF2C4DD6D9D.png" manifest:media-type="image/png"/>
  <manifest:file-entry manifest:full-path="Pictures/100000010000013900000066033119D5BD9F414E.png" manifest:media-type="image/png"/>
  <manifest:file-entry manifest:full-path="Pictures/1000000100000109000000ABBA5FCBDCBD3CD5E3.png" manifest:media-type="image/png"/>
  <manifest:file-entry manifest:full-path="Pictures/10000001000002950000019265A575231009C6FC.png" manifest:media-type="image/png"/>
  <manifest:file-entry manifest:full-path="Pictures/1000000100000222000000A9F7ACE56638319D45.png" manifest:media-type="image/png"/>
  <manifest:file-entry manifest:full-path="Pictures/10000001000002A800000225C36BE3D24013F67E.png" manifest:media-type="image/png"/>
  <manifest:file-entry manifest:full-path="Pictures/10000001000000B00000002109A43D6B92BEFE05.png" manifest:media-type="image/png"/>
  <manifest:file-entry manifest:full-path="Pictures/10000001000001AE0000001C69C60491C67968B3.png" manifest:media-type="image/png"/>
  <manifest:file-entry manifest:full-path="Pictures/10000001000001F800000099F7E42CAAA94A3D2F.png" manifest:media-type="image/png"/>
  <manifest:file-entry manifest:full-path="Pictures/10000001000000F000000029B4E73957398DCDFF.png" manifest:media-type="image/png"/>
  <manifest:file-entry manifest:full-path="Pictures/1000000100000225000000B3073BAD309BD82300.png" manifest:media-type="image/png"/>
  <manifest:file-entry manifest:full-path="Pictures/10000001000000BB0000002DD5989117881E1C89.png" manifest:media-type="image/png"/>
  <manifest:file-entry manifest:full-path="Pictures/10000001000002460000017A2840262A340F0C54.png" manifest:media-type="image/png"/>
  <manifest:file-entry manifest:full-path="Pictures/10000001000001A50000001E2A973027AC6AB5A0.png" manifest:media-type="image/png"/>
  <manifest:file-entry manifest:full-path="Pictures/100000010000024900000100B2C1F6AB25D522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f18d" officeooo:paragraph-rsid="001af18d"/>
    </style:style>
    <style:style style:name="P2" style:family="paragraph" style:parent-style-name="Standard">
      <style:text-properties officeooo:rsid="001b8fe5" officeooo:paragraph-rsid="001b8fe5"/>
    </style:style>
    <style:style style:name="P3" style:family="paragraph" style:parent-style-name="Standard">
      <style:text-properties officeooo:rsid="001e7e8d" officeooo:paragraph-rsid="001e7e8d"/>
    </style:style>
    <style:style style:name="P4" style:family="paragraph" style:parent-style-name="Standard" style:master-page-name="">
      <style:paragraph-properties style:page-number="auto" fo:break-before="auto" fo:break-after="auto"/>
      <style:text-properties officeooo:rsid="001e7e8d" officeooo:paragraph-rsid="001e7e8d"/>
    </style:style>
    <style:style style:name="P5" style:family="paragraph" style:parent-style-name="Standard">
      <style:text-properties officeooo:rsid="001ffc4d" officeooo:paragraph-rsid="001ffc4d"/>
    </style:style>
    <style:style style:name="T1" style:family="text">
      <style:text-properties officeooo:rsid="001af18d"/>
    </style:style>
    <style:style style:name="T2" style:family="text">
      <style:text-properties officeooo:rsid="001cae6a"/>
    </style:style>
    <style:style style:name="T3" style:family="text">
      <style:text-properties officeooo:rsid="001e7e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019cm" svg:y="0.222cm" svg:width="10.188cm" svg:height="5.994cm" draw:z-index="0"><draw:image xlink:href="Pictures/10000001000001F800000100C101C0C8DE7D4FE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1">serve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-0.138cm" svg:y="0cm" svg:width="7.011cm" svg:height="4.524cm" draw:z-index="1"><draw:image xlink:href="Pictures/1000000100000109000000ABBA5FCBDCBD3CD5E3.png" xlink:type="simple" xlink:show="embed" xlink:actuate="onLoad" draw:mime-type="image/png"/></draw:frame></text:p>
      <text:p text:style-name="Standard"/>
      <text:p text:style-name="Standard"/>
      <text:p text:style-name="Standard"><text:s/><text:span text:style-name="T1">client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0.021cm" svg:y="0.169cm" svg:width="11.139cm" svg:height="0.794cm" draw:z-index="2"><draw:image xlink:href="Pictures/10000001000001A50000001E2A973027AC6AB5A0.png" xlink:type="simple" xlink:show="embed" xlink:actuate="onLoad" draw:mime-type="image/png"/></draw:frame></text:p>
      <text:p text:style-name="Standard"><text:s/><text:span text:style-name="T2">server</text:span></text:p>
      <text:p text:style-name="Standard"/>
      <text:p text:style-name="Standard"><draw:frame draw:style-name="fr1" draw:name="Image4" text:anchor-type="char" svg:x="0.219cm" svg:y="0.27cm" svg:width="4.657cm" svg:height="0.873cm" draw:z-index="3"><draw:image xlink:href="Pictures/10000001000000B00000002109A43D6B92BEFE0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2">2.</text:p>
      <text:p text:style-name="P2"><draw:frame draw:style-name="fr1" draw:name="Image5" text:anchor-type="char" svg:x="-0.072cm" svg:y="0cm" svg:width="14.446cm" svg:height="4.471cm" draw:z-index="4"><draw:image xlink:href="Pictures/1000000100000222000000A9F7ACE56638319D45.png" xlink:type="simple" xlink:show="embed" xlink:actuate="onLoad" draw:mime-type="image/png"/></draw:frame></text:p>
      <text:p text:style-name="Standard"/>
      <text:p text:style-name="Standard"/>
      <text:p text:style-name="P2"><text:s/>server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char" svg:x="-0.099cm" svg:y="0.302cm" svg:width="13.335cm" svg:height="4.048cm" draw:z-index="5"><draw:image xlink:href="Pictures/10000001000001F800000099F7E42CAAA94A3D2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7" text:anchor-type="char" svg:width="16.986cm" svg:height="1.032cm" draw:z-index="6"><draw:image xlink:href="Pictures/1000000100000282000000276664ADF2C4DD6D9D.png" xlink:type="simple" xlink:show="embed" xlink:actuate="onLoad" draw:mime-type="image/png"/></draw:frame><text:soft-page-break/></text:p>
      <text:p text:style-name="Standard"><draw:frame draw:style-name="fr1" draw:name="Image8" text:anchor-type="char" svg:x="0.139cm" svg:y="0cm" svg:width="6.35cm" svg:height="1.085cm" draw:z-index="7"><draw:image xlink:href="Pictures/10000001000000F000000029B4E73957398DCDF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3">3.</text:p>
      <text:p text:style-name="P3"><draw:frame draw:style-name="fr1" draw:name="Image9" text:anchor-type="char" svg:x="-0.258cm" svg:y="0cm" svg:width="14.203cm" svg:height="9.225cm" draw:z-index="8"><draw:image xlink:href="Pictures/10000001000002460000017A2840262A340F0C5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text:span text:style-name="T3">server</text:span></text:p>
      <text:p text:style-name="Standard"/>
      <text:p text:style-name="Standard"><draw:frame draw:style-name="fr1" draw:name="Image10" text:anchor-type="char" svg:x="-0.217cm" svg:y="0cm" svg:width="14.526cm" svg:height="4.736cm" draw:z-index="9"><draw:image xlink:href="Pictures/1000000100000225000000B3073BAD309BD8230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text:span text:style-name="T3">client</text:span></text:p>
      <text:p text:style-name="Standard"/>
      <text:p text:style-name="Standard"/>
      <text:p text:style-name="Standard"/>
      <text:p text:style-name="Standard"><draw:frame draw:style-name="fr1" draw:name="Image11" text:anchor-type="char" svg:x="0.021cm" svg:y="0cm" svg:width="8.281cm" svg:height="2.699cm" draw:z-index="10"><draw:image xlink:href="Pictures/100000010000013900000066033119D5BD9F414E.png" xlink:type="simple" xlink:show="embed" xlink:actuate="onLoad" draw:mime-type="image/png"/></draw:frame><draw:frame draw:style-name="fr1" draw:name="Image12" text:anchor-type="char" svg:x="9.149cm" svg:y="0.272cm" svg:width="4.948cm" svg:height="1.191cm" draw:z-index="11"><draw:image xlink:href="Pictures/10000001000000BB0000002DD5989117881E1C8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Standard"/>
      <text:p text:style-name="P3"><text:soft-page-break/>4.</text:p>
      <text:p text:style-name="P3"><draw:frame draw:style-name="fr3" draw:name="Image13" text:anchor-type="char" svg:width="15.478cm" svg:height="6.773cm" draw:z-index="12"><draw:image xlink:href="Pictures/100000010000024900000100B2C1F6AB25D52297.png" xlink:type="simple" xlink:show="embed" xlink:actuate="onLoad" draw:mime-type="image/png"/></draw:frame><draw:frame draw:style-name="fr1" draw:name="Image14" text:anchor-type="char" svg:x="0.894cm" svg:y="7.223cm" svg:width="12.991cm" svg:height="3.942cm" draw:z-index="13"><draw:image xlink:href="Pictures/10000001000001EB00000095E6EDE40937A9F24F.png" xlink:type="simple" xlink:show="embed" xlink:actuate="onLoad" draw:mime-type="image/png"/></draw:frame>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5" text:anchor-type="char" svg:x="0.801cm" svg:y="0cm" svg:width="11.377cm" svg:height="0.741cm" draw:z-index="14"><draw:image xlink:href="Pictures/10000001000001AE0000001C69C60491C67968B3.png" xlink:type="simple" xlink:show="embed" xlink:actuate="onLoad" draw:mime-type="image/png"/></draw:frame></text:p>
      <text:p text:style-name="Standard"/>
      <text:p text:style-name="Standard"><draw:frame draw:style-name="fr1" draw:name="Image16" text:anchor-type="char" svg:x="0.801cm" svg:y="0.18cm" svg:width="12.277cm" svg:height="0.529cm" draw:z-index="15"><draw:image xlink:href="Pictures/10000001000001D000000014E0B71887532B9AB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3">5.</text:p>
      <text:p text:style-name="P3"><draw:frame draw:style-name="fr3" draw:name="Image17" text:anchor-type="char" svg:width="14.704cm" svg:height="9.264cm" draw:z-index="16"><draw:image xlink:href="Pictures/10000001000002CF000001C5E5E721ED2E52F7BF.png" xlink:type="simple" xlink:show="embed" xlink:actuate="onLoad" draw:mime-type="image/png"/></draw:frame></text:p>
      <text:p text:style-name="Standard"><draw:frame draw:style-name="fr1" draw:name="Image18" text:anchor-type="char" svg:x="1.207cm" svg:y="0.349cm" svg:width="14.587cm" svg:height="8.871cm" draw:z-index="17"><draw:image xlink:href="Pictures/10000001000002950000019265A575231009C6FC.png" xlink:type="simple" xlink:show="embed" xlink:actuate="onLoad" draw:mime-type="image/png"/></draw:frame><text:soft-page-break/></text:p>
      <text:p text:style-name="Standard"><draw:frame draw:style-name="fr1" draw:name="Image19" text:anchor-type="char" svg:x="-0.159cm" svg:y="0.058cm" svg:width="17cm" svg:height="6.336cm" draw:z-index="18"><draw:image xlink:href="Pictures/10000001000002DF000001127A688F488684857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6. </text:p>
      <text:p text:style-name="Standard"><draw:frame draw:style-name="fr2" draw:name="Image21" text:anchor-type="char" svg:width="15.46cm" svg:height="12.481cm" draw:z-index="20"><draw:image xlink:href="Pictures/10000001000002A800000225C36BE3D24013F67E.png" xlink:type="simple" xlink:show="embed" xlink:actuate="onLoad" draw:mime-type="image/png"/></draw:frame></text:p>
      <text:p text:style-name="Standard"><draw:frame draw:style-name="fr1" draw:name="Image22" text:anchor-type="char" svg:x="1.039cm" svg:y="0.011cm" svg:width="11.906cm" svg:height="7.938cm" draw:z-index="21"><draw:image xlink:href="Pictures/10000001000001C20000012C647EF0859287679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0" text:anchor-type="char" svg:x="0.868cm" svg:y="3.498cm" svg:width="14.79cm" svg:height="3.493cm" draw:z-index="19"><draw:image xlink:href="Pictures/100000010000022F0000008459D928839687BAC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09:38:57.663236140</meta:creation-date>
    <dc:date>2024-02-01T10:14:45.214421808</dc:date>
    <meta:editing-duration>PT35M48S</meta:editing-duration>
    <meta:editing-cycles>7</meta:editing-cycles>
    <meta:generator>LibreOffice/7.3.7.2$Linux_X86_64 LibreOffice_project/30$Build-2</meta:generator>
    <meta:document-statistic meta:table-count="0" meta:image-count="22" meta:object-count="0" meta:page-count="5" meta:paragraph-count="11" meta:word-count="11" meta:character-count="52" meta:non-whitespace-character-count="46"/>
  </office:meta>
</office:document-meta>
</file>